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Sans" fo:font-size="20pt" fo:font-weight="bold" officeooo:rsid="0090e5b2" officeooo:paragraph-rsid="0090e5b2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imbus Sans" fo:font-size="16pt" fo:font-weight="bold" officeooo:rsid="0090e5b2" officeooo:paragraph-rsid="0090e5b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imbus Sans" fo:font-size="16pt" fo:font-weight="bold" officeooo:rsid="0099d3bd" officeooo:paragraph-rsid="0099d3b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Nimbus Sans" fo:font-size="14pt" fo:font-weight="normal" officeooo:rsid="000a2b66" officeooo:paragraph-rsid="009cbc84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Nimbus Sans" fo:font-size="14pt" fo:font-weight="normal" officeooo:rsid="000d4bd1" officeooo:paragraph-rsid="009cbc84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Nimbus Sans" fo:font-size="14pt" fo:font-weight="normal" officeooo:rsid="00150fd4" officeooo:paragraph-rsid="009cbc84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Nimbus Sans" fo:font-size="14pt" fo:font-weight="normal" officeooo:rsid="001df6bd" officeooo:paragraph-rsid="009cbc84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Nimbus Sans" fo:font-size="14pt" fo:font-weight="normal" officeooo:rsid="002dd3c6" officeooo:paragraph-rsid="009cbc8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Nimbus Sans" fo:font-size="14pt" fo:font-weight="normal" officeooo:rsid="003cb58b" officeooo:paragraph-rsid="009cbc84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Nimbus Sans" fo:font-size="14pt" fo:font-weight="normal" officeooo:rsid="006149cd" officeooo:paragraph-rsid="009cbc84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Nimbus Sans" fo:font-size="15pt" fo:font-weight="bold" officeooo:rsid="000d4bd1" officeooo:paragraph-rsid="000d4bd1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Nimbus Sans" fo:font-size="15pt" fo:font-weight="bold" officeooo:rsid="00150fd4" officeooo:paragraph-rsid="00150fd4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Nimbus Sans" fo:font-size="15pt" fo:font-weight="bold" officeooo:rsid="001df6bd" officeooo:paragraph-rsid="001df6bd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Nimbus Sans" fo:font-size="15pt" fo:font-weight="bold" officeooo:rsid="002dd3c6" officeooo:paragraph-rsid="002dd3c6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Nimbus Sans" fo:font-size="15pt" fo:font-weight="bold" officeooo:rsid="003cb58b" officeooo:paragraph-rsid="003cb58b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Nimbus Sans" fo:font-size="15pt" fo:font-weight="bold" officeooo:rsid="006149cd" officeooo:paragraph-rsid="006149cd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Nimbus Sans" fo:font-weight="bold" officeooo:rsid="000a2b66" officeooo:paragraph-rsid="000a2b66" style:font-weight-asian="bold" style:font-weight-complex="bold"/>
    </style:style>
    <style:style style:name="P18" style:family="paragraph" style:parent-style-name="Standard">
      <style:text-properties style:font-name="Nimbus Sans" fo:font-weight="bold" officeooo:rsid="000a2b66" officeooo:paragraph-rsid="000a2b66" style:font-weight-asian="bold" style:font-weight-complex="bold"/>
    </style:style>
    <style:style style:name="P19" style:family="paragraph" style:parent-style-name="Standard">
      <style:text-properties style:font-name="Nimbus Sans" fo:font-weight="bold" officeooo:rsid="003dbd8a" officeooo:paragraph-rsid="003dbd8a" style:font-weight-asian="bold" style:font-weight-complex="bold"/>
    </style:style>
    <style:style style:name="P20" style:family="paragraph" style:parent-style-name="Standard">
      <style:text-properties style:font-name="Nimbus Sans" officeooo:rsid="000c0e51" officeooo:paragraph-rsid="000c0e51"/>
    </style:style>
    <style:style style:name="P21" style:family="paragraph" style:parent-style-name="Standard">
      <style:text-properties style:font-name="Nimbus Sans" officeooo:rsid="000d4bd1" officeooo:paragraph-rsid="000d4bd1"/>
    </style:style>
    <style:style style:name="P22" style:family="paragraph" style:parent-style-name="Standard">
      <style:text-properties style:font-name="Nimbus Sans" officeooo:rsid="00141ba8" officeooo:paragraph-rsid="00141ba8"/>
    </style:style>
    <style:style style:name="P23" style:family="paragraph" style:parent-style-name="Standard">
      <style:text-properties style:font-name="Nimbus Sans" officeooo:rsid="00150fd4" officeooo:paragraph-rsid="00150fd4"/>
    </style:style>
    <style:style style:name="P24" style:family="paragraph" style:parent-style-name="Standard">
      <style:text-properties style:font-name="Nimbus Sans" officeooo:rsid="00164902" officeooo:paragraph-rsid="00164902"/>
    </style:style>
    <style:style style:name="P25" style:family="paragraph" style:parent-style-name="Standard">
      <style:text-properties style:font-name="Nimbus Sans" officeooo:rsid="00197777" officeooo:paragraph-rsid="00197777"/>
    </style:style>
    <style:style style:name="P26" style:family="paragraph" style:parent-style-name="Standard">
      <style:text-properties style:font-name="Nimbus Sans" officeooo:rsid="001c3f63" officeooo:paragraph-rsid="001c3f63"/>
    </style:style>
    <style:style style:name="P27" style:family="paragraph" style:parent-style-name="Standard">
      <style:text-properties style:font-name="Nimbus Sans" fo:font-size="13pt" fo:font-weight="bold" officeooo:rsid="0059fb14" officeooo:paragraph-rsid="0097959f" style:font-size-asian="13pt" style:font-weight-asian="bold" style:font-size-complex="13pt" style:font-weight-complex="bold"/>
    </style:style>
    <style:style style:name="P28" style:family="paragraph" style:parent-style-name="Standard">
      <style:text-properties style:font-name="Nimbus Sans" fo:font-size="13pt" fo:font-weight="bold" officeooo:rsid="005e0f72" officeooo:paragraph-rsid="0097959f" style:font-size-asian="13pt" style:font-weight-asian="bold" style:font-size-complex="13pt" style:font-weight-complex="bold"/>
    </style:style>
    <style:style style:name="P29" style:family="paragraph" style:parent-style-name="Standard">
      <style:text-properties style:font-name="Nimbus Sans" fo:font-size="13pt" fo:font-weight="bold" officeooo:rsid="003dbd8a" officeooo:paragraph-rsid="003dbd8a" style:font-size-asian="13pt" style:font-weight-asian="bold" style:font-size-complex="13pt" style:font-weight-complex="bold"/>
    </style:style>
    <style:style style:name="P30" style:family="paragraph" style:parent-style-name="Standard">
      <style:text-properties style:font-name="Nimbus Sans" fo:font-size="13pt" fo:font-weight="bold" officeooo:rsid="0042f437" officeooo:paragraph-rsid="0042f437" style:font-size-asian="13pt" style:font-weight-asian="bold" style:font-size-complex="13pt" style:font-weight-complex="bold"/>
    </style:style>
    <style:style style:name="P31" style:family="paragraph" style:parent-style-name="Standard">
      <style:text-properties style:font-name="Nimbus Sans" fo:font-size="13pt" fo:font-weight="bold" officeooo:rsid="00d96579" officeooo:paragraph-rsid="00d96579" style:font-size-asian="13pt" style:font-weight-asian="bold" style:font-size-complex="13pt" style:font-weight-complex="bold"/>
    </style:style>
    <style:style style:name="P32" style:family="paragraph" style:parent-style-name="Standard">
      <style:text-properties style:font-name="Nimbus Sans" fo:font-weight="normal" officeooo:rsid="0059fb14" officeooo:paragraph-rsid="0097959f" style:font-weight-asian="normal" style:font-weight-complex="normal"/>
    </style:style>
    <style:style style:name="P33" style:family="paragraph" style:parent-style-name="Standard">
      <style:text-properties style:font-name="Nimbus Sans" fo:font-weight="normal" officeooo:rsid="005b1416" officeooo:paragraph-rsid="0097959f" style:font-weight-asian="normal" style:font-weight-complex="normal"/>
    </style:style>
    <style:style style:name="P34" style:family="paragraph" style:parent-style-name="Standard">
      <style:text-properties style:font-name="Nimbus Sans" fo:font-weight="normal" officeooo:rsid="005e0f72" officeooo:paragraph-rsid="0097959f" style:font-weight-asian="normal" style:font-weight-complex="normal"/>
    </style:style>
    <style:style style:name="P35" style:family="paragraph" style:parent-style-name="Standard">
      <style:text-properties style:font-name="Nimbus Sans" officeooo:rsid="001df6bd" officeooo:paragraph-rsid="001df6bd"/>
    </style:style>
    <style:style style:name="P36" style:family="paragraph" style:parent-style-name="Standard">
      <style:text-properties style:font-name="Nimbus Sans" officeooo:rsid="002aabd3" officeooo:paragraph-rsid="002aabd3"/>
    </style:style>
    <style:style style:name="P37" style:family="paragraph" style:parent-style-name="Standard">
      <style:text-properties style:font-name="Nimbus Sans" officeooo:rsid="002c82a5" officeooo:paragraph-rsid="002c82a5"/>
    </style:style>
    <style:style style:name="P38" style:family="paragraph" style:parent-style-name="Standard">
      <style:text-properties style:font-name="Nimbus Sans" officeooo:rsid="002dd3c6" officeooo:paragraph-rsid="002dd3c6"/>
    </style:style>
    <style:style style:name="P39" style:family="paragraph" style:parent-style-name="Standard">
      <style:paragraph-properties fo:text-align="start" style:justify-single-word="false"/>
      <style:text-properties style:font-name="Nimbus Sans" style:text-underline-style="none" fo:font-weight="bold" officeooo:rsid="002e29e3" officeooo:paragraph-rsid="002e29e3" style:font-weight-asian="bold" style:font-weight-complex="bold"/>
    </style:style>
    <style:style style:name="P40" style:family="paragraph" style:parent-style-name="Standard">
      <style:text-properties style:font-name="Nimbus Sans" officeooo:rsid="002e29e3" officeooo:paragraph-rsid="002e29e3"/>
    </style:style>
    <style:style style:name="P41" style:family="paragraph" style:parent-style-name="Standard">
      <style:text-properties style:font-name="Nimbus Sans" officeooo:rsid="00343540" officeooo:paragraph-rsid="00343540"/>
    </style:style>
    <style:style style:name="P42" style:family="paragraph" style:parent-style-name="Standard">
      <style:text-properties style:font-name="Nimbus Sans" officeooo:rsid="003dbd8a" officeooo:paragraph-rsid="003cb58b"/>
    </style:style>
    <style:style style:name="P43" style:family="paragraph" style:parent-style-name="Standard">
      <style:text-properties style:font-name="Nimbus Sans" officeooo:rsid="003dbd8a" officeooo:paragraph-rsid="003dbd8a"/>
    </style:style>
    <style:style style:name="P44" style:family="paragraph" style:parent-style-name="Standard">
      <style:text-properties style:font-name="Nimbus Sans" officeooo:rsid="003f1ba0" officeooo:paragraph-rsid="003f1ba0"/>
    </style:style>
    <style:style style:name="P45" style:family="paragraph" style:parent-style-name="Standard">
      <style:text-properties style:font-name="Nimbus Sans" officeooo:rsid="0041268d" officeooo:paragraph-rsid="0041268d"/>
    </style:style>
    <style:style style:name="P46" style:family="paragraph" style:parent-style-name="Standard">
      <style:text-properties style:font-name="Nimbus Sans" officeooo:rsid="00428972" officeooo:paragraph-rsid="00428972"/>
    </style:style>
    <style:style style:name="P47" style:family="paragraph" style:parent-style-name="Standard">
      <style:text-properties style:font-name="Nimbus Sans" officeooo:rsid="0042f437" officeooo:paragraph-rsid="0042f437"/>
    </style:style>
    <style:style style:name="P48" style:family="paragraph" style:parent-style-name="Standard">
      <style:text-properties style:font-name="Nimbus Sans" officeooo:rsid="004300d9" officeooo:paragraph-rsid="004300d9"/>
    </style:style>
    <style:style style:name="P49" style:family="paragraph" style:parent-style-name="Standard">
      <style:text-properties style:font-name="Nimbus Sans" officeooo:rsid="008d052f" officeooo:paragraph-rsid="008d052f"/>
    </style:style>
    <style:style style:name="P50" style:family="paragraph" style:parent-style-name="Standard">
      <style:text-properties style:font-name="Nimbus Sans" officeooo:rsid="00456d0d" officeooo:paragraph-rsid="00456d0d"/>
    </style:style>
    <style:style style:name="P51" style:family="paragraph" style:parent-style-name="Standard">
      <style:text-properties style:font-name="Nimbus Sans" officeooo:rsid="00d7d2c0" officeooo:paragraph-rsid="00d7d2c0"/>
    </style:style>
    <style:style style:name="P52" style:family="paragraph" style:parent-style-name="Standard">
      <style:text-properties style:font-name="Nimbus Sans" officeooo:rsid="00d96579" officeooo:paragraph-rsid="00d96579"/>
    </style:style>
    <style:style style:name="P53" style:family="paragraph" style:parent-style-name="Standard">
      <style:paragraph-properties fo:text-align="center" style:justify-single-word="false"/>
      <style:text-properties style:font-name="Nimbus Sans" fo:font-size="15pt" fo:font-weight="bold" officeooo:rsid="000a2b66" officeooo:paragraph-rsid="000a2b66" style:font-size-asian="15pt" style:font-weight-asian="bold" style:font-size-complex="15pt" style:font-weight-complex="bold"/>
    </style:style>
    <style:style style:name="P54" style:family="paragraph" style:parent-style-name="Standard" style:list-style-name="L1">
      <style:text-properties style:font-name="Nimbus Sans" fo:font-weight="normal" officeooo:rsid="0059fb14" officeooo:paragraph-rsid="0097959f" style:font-weight-asian="normal" style:font-weight-complex="normal"/>
    </style:style>
    <style:style style:name="P55" style:family="paragraph" style:parent-style-name="Standard" style:list-style-name="L1">
      <style:text-properties style:font-name="Nimbus Sans" fo:font-weight="normal" officeooo:rsid="007f13bd" officeooo:paragraph-rsid="0097959f" style:font-weight-asian="normal" style:font-weight-complex="normal"/>
    </style:style>
    <style:style style:name="P56" style:family="paragraph" style:parent-style-name="Standard" style:list-style-name="L1">
      <style:text-properties style:font-name="Nimbus Sans" fo:font-weight="normal" officeooo:rsid="00c30dd5" officeooo:paragraph-rsid="00c30dd5" style:font-weight-asian="normal" style:font-weight-complex="normal"/>
    </style:style>
    <style:style style:name="P57" style:family="paragraph" style:parent-style-name="Standard" style:list-style-name="L1">
      <style:text-properties style:font-name="Nimbus Sans" fo:font-weight="normal" officeooo:rsid="00c68b60" officeooo:paragraph-rsid="00c68b60" style:font-weight-asian="normal" style:font-weight-complex="normal"/>
    </style:style>
    <style:style style:name="P58" style:family="paragraph" style:parent-style-name="Standard" style:list-style-name="L1">
      <style:text-properties style:font-name="Nimbus Sans" fo:font-weight="normal" officeooo:rsid="005b1416" officeooo:paragraph-rsid="0097959f" style:font-weight-asian="normal" style:font-weight-complex="normal"/>
    </style:style>
    <style:style style:name="P59" style:family="paragraph" style:parent-style-name="Standard" style:list-style-name="L2">
      <style:text-properties style:font-name="Nimbus Sans" fo:font-weight="normal" officeooo:rsid="005b1416" officeooo:paragraph-rsid="0097959f" style:font-weight-asian="normal" style:font-weight-complex="normal"/>
    </style:style>
    <style:style style:name="P60" style:family="paragraph" style:parent-style-name="Standard" style:list-style-name="L3">
      <style:text-properties style:font-name="Nimbus Sans" fo:font-weight="normal" officeooo:rsid="005b1416" officeooo:paragraph-rsid="0097959f" style:font-weight-asian="normal" style:font-weight-complex="normal"/>
    </style:style>
    <style:style style:name="P61" style:family="paragraph" style:parent-style-name="Standard" style:list-style-name="L3">
      <style:text-properties style:font-name="Nimbus Sans" fo:font-weight="normal" officeooo:rsid="00c61cd8" officeooo:paragraph-rsid="00c61cd8" style:font-weight-asian="normal" style:font-weight-complex="normal"/>
    </style:style>
    <style:style style:name="P62" style:family="paragraph" style:parent-style-name="Standard" style:list-style-name="L3">
      <style:text-properties style:font-name="Nimbus Sans" fo:font-weight="normal" officeooo:rsid="007f62e1" officeooo:paragraph-rsid="0097959f" style:font-weight-asian="normal" style:font-weight-complex="normal"/>
    </style:style>
    <style:style style:name="P63" style:family="paragraph" style:parent-style-name="Standard" style:list-style-name="L3">
      <style:text-properties style:font-name="Nimbus Sans" fo:font-weight="normal" officeooo:rsid="00bf3937" officeooo:paragraph-rsid="00bf3937" style:font-weight-asian="normal" style:font-weight-complex="normal"/>
    </style:style>
    <style:style style:name="P64" style:family="paragraph" style:parent-style-name="Standard" style:list-style-name="L3">
      <style:text-properties style:font-name="Nimbus Sans" fo:font-weight="normal" officeooo:rsid="006c308d" officeooo:paragraph-rsid="0097959f" style:font-weight-asian="normal" style:font-weight-complex="normal"/>
    </style:style>
    <style:style style:name="P65" style:family="paragraph" style:parent-style-name="Standard" style:list-style-name="L3">
      <style:text-properties style:font-name="Nimbus Sans" fo:font-weight="normal" officeooo:rsid="006d9444" officeooo:paragraph-rsid="0097959f" style:font-weight-asian="normal" style:font-weight-complex="normal"/>
    </style:style>
    <style:style style:name="P66" style:family="paragraph" style:parent-style-name="Standard">
      <style:text-properties style:font-name="Nimbus Sans" fo:font-size="13pt" fo:font-weight="bold" officeooo:rsid="006a27b5" officeooo:paragraph-rsid="006a27b5" style:font-size-asian="13pt" style:font-weight-asian="bold" style:font-size-complex="13pt" style:font-weight-complex="bold"/>
    </style:style>
    <style:style style:name="T1" style:family="text">
      <style:text-properties officeooo:rsid="000ef9c3"/>
    </style:style>
    <style:style style:name="T2" style:family="text">
      <style:text-properties officeooo:rsid="000f5e08"/>
    </style:style>
    <style:style style:name="T3" style:family="text">
      <style:text-properties officeooo:rsid="00111166"/>
    </style:style>
    <style:style style:name="T4" style:family="text">
      <style:text-properties officeooo:rsid="0011e470"/>
    </style:style>
    <style:style style:name="T5" style:family="text">
      <style:text-properties officeooo:rsid="00144f8a"/>
    </style:style>
    <style:style style:name="T6" style:family="text">
      <style:text-properties officeooo:rsid="0014dc37"/>
    </style:style>
    <style:style style:name="T7" style:family="text">
      <style:text-properties officeooo:rsid="001b2135"/>
    </style:style>
    <style:style style:name="T8" style:family="text">
      <style:text-properties officeooo:rsid="001bc2e9"/>
    </style:style>
    <style:style style:name="T9" style:family="text">
      <style:text-properties officeooo:rsid="001f45c4"/>
    </style:style>
    <style:style style:name="T10" style:family="text">
      <style:text-properties officeooo:rsid="002332a1"/>
    </style:style>
    <style:style style:name="T11" style:family="text">
      <style:text-properties officeooo:rsid="0024eda3"/>
    </style:style>
    <style:style style:name="T12" style:family="text">
      <style:text-properties officeooo:rsid="0026da6b"/>
    </style:style>
    <style:style style:name="T13" style:family="text">
      <style:text-properties officeooo:rsid="003020f7"/>
    </style:style>
    <style:style style:name="T14" style:family="text">
      <style:text-properties officeooo:rsid="00320252"/>
    </style:style>
    <style:style style:name="T15" style:family="text">
      <style:text-properties officeooo:rsid="00326a48"/>
    </style:style>
    <style:style style:name="T16" style:family="text">
      <style:text-properties officeooo:rsid="00343540"/>
    </style:style>
    <style:style style:name="T17" style:family="text">
      <style:text-properties officeooo:rsid="0037bb29"/>
    </style:style>
    <style:style style:name="T18" style:family="text">
      <style:text-properties officeooo:rsid="00397ac8"/>
    </style:style>
    <style:style style:name="T19" style:family="text">
      <style:text-properties officeooo:rsid="003c0710"/>
    </style:style>
    <style:style style:name="T20" style:family="text">
      <style:text-properties officeooo:rsid="003daec5"/>
    </style:style>
    <style:style style:name="T21" style:family="text">
      <style:text-properties officeooo:rsid="003dd867"/>
    </style:style>
    <style:style style:name="T22" style:family="text">
      <style:text-properties officeooo:rsid="003fefdc"/>
    </style:style>
    <style:style style:name="T23" style:family="text">
      <style:text-properties officeooo:rsid="0041b7c1"/>
    </style:style>
    <style:style style:name="T24" style:family="text">
      <style:text-properties officeooo:rsid="00440a45"/>
    </style:style>
    <style:style style:name="T25" style:family="text">
      <style:text-properties officeooo:rsid="00461460"/>
    </style:style>
    <style:style style:name="T26" style:family="text">
      <style:text-properties officeooo:rsid="0047d754"/>
    </style:style>
    <style:style style:name="T27" style:family="text">
      <style:text-properties officeooo:rsid="004895cc"/>
    </style:style>
    <style:style style:name="T28" style:family="text">
      <style:text-properties officeooo:rsid="005e0f72"/>
    </style:style>
    <style:style style:name="T29" style:family="text">
      <style:text-properties officeooo:rsid="005e652e"/>
    </style:style>
    <style:style style:name="T30" style:family="text">
      <style:text-properties officeooo:rsid="005f9eab"/>
    </style:style>
    <style:style style:name="T31" style:family="text">
      <style:text-properties officeooo:rsid="0064f296"/>
    </style:style>
    <style:style style:name="T32" style:family="text">
      <style:text-properties officeooo:rsid="0065ae4c"/>
    </style:style>
    <style:style style:name="T33" style:family="text">
      <style:text-properties officeooo:rsid="00690ab6"/>
    </style:style>
    <style:style style:name="T34" style:family="text">
      <style:text-properties officeooo:rsid="0072e98c"/>
    </style:style>
    <style:style style:name="T35" style:family="text">
      <style:text-properties officeooo:rsid="007549e1"/>
    </style:style>
    <style:style style:name="T36" style:family="text">
      <style:text-properties officeooo:rsid="00797e11"/>
    </style:style>
    <style:style style:name="T37" style:family="text">
      <style:text-properties officeooo:rsid="0079dae2"/>
    </style:style>
    <style:style style:name="T38" style:family="text">
      <style:text-properties officeooo:rsid="007b9914"/>
    </style:style>
    <style:style style:name="T39" style:family="text">
      <style:text-properties officeooo:rsid="007d0433"/>
    </style:style>
    <style:style style:name="T40" style:family="text">
      <style:text-properties officeooo:rsid="0081117a"/>
    </style:style>
    <style:style style:name="T41" style:family="text">
      <style:text-properties officeooo:rsid="0081a2c4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89a661"/>
    </style:style>
    <style:style style:name="T44" style:family="text">
      <style:text-properties officeooo:rsid="008e4fe5"/>
    </style:style>
    <style:style style:name="T45" style:family="text">
      <style:text-properties officeooo:rsid="008e52bc"/>
    </style:style>
    <style:style style:name="T46" style:family="text">
      <style:text-properties officeooo:rsid="0093345d"/>
    </style:style>
    <style:style style:name="T47" style:family="text">
      <style:text-properties officeooo:rsid="009373d5"/>
    </style:style>
    <style:style style:name="T48" style:family="text">
      <style:text-properties style:text-underline-style="none" fo:font-weight="bold" style:font-weight-asian="bold" style:font-weight-complex="bold"/>
    </style:style>
    <style:style style:name="T49" style:family="text">
      <style:text-properties officeooo:rsid="009471e0"/>
    </style:style>
    <style:style style:name="T50" style:family="text">
      <style:text-properties officeooo:rsid="0094efad"/>
    </style:style>
    <style:style style:name="T51" style:family="text">
      <style:text-properties officeooo:rsid="0096e41b"/>
    </style:style>
    <style:style style:name="T52" style:family="text">
      <style:text-properties officeooo:rsid="009bcc88"/>
    </style:style>
    <style:style style:name="T53" style:family="text">
      <style:text-properties officeooo:rsid="00a5078f"/>
    </style:style>
    <style:style style:name="T54" style:family="text">
      <style:text-properties officeooo:rsid="00a5ce7f"/>
    </style:style>
    <style:style style:name="T55" style:family="text">
      <style:text-properties officeooo:rsid="00a85711"/>
    </style:style>
    <style:style style:name="T56" style:family="text">
      <style:text-properties officeooo:rsid="00a891f5"/>
    </style:style>
    <style:style style:name="T57" style:family="text">
      <style:text-properties officeooo:rsid="00a8ef43"/>
    </style:style>
    <style:style style:name="T58" style:family="text">
      <style:text-properties officeooo:rsid="00ac8322"/>
    </style:style>
    <style:style style:name="T59" style:family="text">
      <style:text-properties officeooo:rsid="00acb5e0"/>
    </style:style>
    <style:style style:name="T60" style:family="text">
      <style:text-properties officeooo:rsid="00b2a963"/>
    </style:style>
    <style:style style:name="T61" style:family="text">
      <style:text-properties officeooo:rsid="00b2f277"/>
    </style:style>
    <style:style style:name="T62" style:family="text">
      <style:text-properties officeooo:rsid="00b4aafa"/>
    </style:style>
    <style:style style:name="T63" style:family="text">
      <style:text-properties officeooo:rsid="00bd5edf"/>
    </style:style>
    <style:style style:name="T64" style:family="text">
      <style:text-properties officeooo:rsid="00c47acd"/>
    </style:style>
    <style:style style:name="T65" style:family="text">
      <style:text-properties officeooo:rsid="00c8df3d"/>
    </style:style>
    <style:style style:name="T66" style:family="text">
      <style:text-properties officeooo:rsid="00cd2f74"/>
    </style:style>
    <style:style style:name="T67" style:family="text">
      <style:text-properties officeooo:rsid="00ce3621"/>
    </style:style>
    <style:style style:name="T68" style:family="text">
      <style:text-properties officeooo:rsid="00ce59ec"/>
    </style:style>
    <style:style style:name="T69" style:family="text">
      <style:text-properties officeooo:rsid="00cf14ac"/>
    </style:style>
    <style:style style:name="T70" style:family="text">
      <style:text-properties officeooo:rsid="00d1e0d7"/>
    </style:style>
    <style:style style:name="T71" style:family="text">
      <style:text-properties officeooo:rsid="00dbd8cb"/>
    </style:style>
    <style:style style:name="T72" style:family="text">
      <style:text-properties officeooo:rsid="00ddcca9"/>
    </style:style>
    <style:style style:name="T73" style:family="text">
      <style:text-properties officeooo:rsid="00df208e"/>
    </style:style>
    <style:style style:name="T74" style:family="text">
      <style:text-properties officeooo:rsid="00df7f85"/>
    </style:style>
    <style:style style:name="T75" style:family="text">
      <style:text-properties officeooo:rsid="00e4a7f5"/>
    </style:style>
    <style:style style:name="T76" style:family="text">
      <style:text-properties officeooo:rsid="00e5ac28"/>
    </style:style>
    <style:style style:name="T77" style:family="text">
      <style:text-properties officeooo:rsid="00ea0d77"/>
    </style:style>
    <style:style style:name="T78" style:family="text">
      <style:text-properties officeooo:rsid="00eb60bf"/>
    </style:style>
    <style:style style:name="T79" style:family="text">
      <style:text-properties officeooo:rsid="00f0e886"/>
    </style:style>
    <style:style style:name="T80" style:family="text">
      <style:text-properties officeooo:rsid="00f1f9cc"/>
    </style:style>
    <style:style style:name="T81" style:family="text">
      <style:text-properties officeooo:rsid="00f48f91"/>
    </style:style>
    <style:style style:name="T82" style:family="text">
      <style:text-properties officeooo:rsid="00f5d1e0"/>
    </style:style>
    <style:style style:name="T83" style:family="text">
      <style:text-properties officeooo:rsid="00f70afe"/>
    </style:style>
    <style:style style:name="T84" style:family="text">
      <style:text-properties officeooo:rsid="00f8d23d"/>
    </style:style>
    <style:style style:name="T85" style:family="text">
      <style:text-properties officeooo:rsid="00fa5bca"/>
    </style:style>
    <style:style style:name="T86" style:family="text">
      <style:text-properties officeooo:rsid="00fc0fee"/>
    </style:style>
    <style:style style:name="T87" style:family="text">
      <style:text-properties officeooo:rsid="00fda25a"/>
    </style:style>
    <style:style style:name="T88" style:family="text">
      <style:text-properties officeooo:rsid="00fecd45"/>
    </style:style>
    <style:style style:name="T89" style:family="text">
      <style:text-properties officeooo:rsid="01031a56"/>
    </style:style>
    <style:style style:name="T90" style:family="text">
      <style:text-properties officeooo:rsid="010376a3"/>
    </style:style>
    <style:style style:name="T91" style:family="text">
      <style:text-properties officeooo:rsid="0109d799"/>
    </style:style>
    <style:style style:name="T92" style:family="text">
      <style:text-properties officeooo:rsid="010b1e09"/>
    </style:style>
    <style:style style:name="T93" style:family="text">
      <style:text-properties officeooo:rsid="010d3cc0"/>
    </style:style>
    <style:style style:name="T94" style:family="text">
      <style:text-properties officeooo:rsid="010ffd67"/>
    </style:style>
    <style:style style:name="T95" style:family="text">
      <style:text-properties officeooo:rsid="01106146"/>
    </style:style>
    <style:style style:name="T96" style:family="text">
      <style:text-properties officeooo:rsid="0112c798"/>
    </style:style>
    <style:style style:name="T97" style:family="text">
      <style:text-properties officeooo:rsid="0114b648"/>
    </style:style>
    <style:style style:name="T98" style:family="text">
      <style:text-properties officeooo:rsid="01160264"/>
    </style:style>
    <style:style style:name="T99" style:family="text">
      <style:text-properties officeooo:rsid="0118dd2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Ciência da Codificação Digital</text:p>
      <text:p text:style-name="P1"/>
      <text:p text:style-name="P2">Tomás Bessa - 4021034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Índice</text:p>
      <text:p text:style-name="P4"/>
      <text:p text:style-name="P4"/>
      <text:p text:style-name="P4">Introdução ……………………………………………………………………..…… <text:span text:style-name="T52">2</text:span></text:p>
      <text:p text:style-name="P5">O que é <text:span text:style-name="T2">a “</text:span><text:span text:style-name="T66">C</text:span><text:span text:style-name="T2">odificação”? …………………………………………………………</text:span> <text:span text:style-name="T52">2</text:span></text:p>
      <text:p text:style-name="P6">Codificação em <text:span text:style-name="T95">I</text:span>magem, <text:span text:style-name="T95">V</text:span>ídeo e Áudio ……………………….……….…… <text:span text:style-name="T91">2-3</text:span></text:p>
      <text:p text:style-name="P7">Codificação <text:span text:style-name="T51">V</text:span>ersus <text:span text:style-name="T96">C</text:span>ompressão ……………………………….…….………. <text:span text:style-name="T52">3-</text:span><text:span text:style-name="T91">4</text:span></text:p>
      <text:p text:style-name="P8">Profundidade de <text:span text:style-name="T97">B</text:span>its ……………………………………………...……………. <text:span text:style-name="T52">4</text:span></text:p>
      <text:p text:style-name="P9">Parâmetros <text:span text:style-name="T98">C</text:span><text:span text:style-name="T20">omuns</text:span> de <text:span text:style-name="T98">C</text:span>odificação …………………………..…………… <text:span text:style-name="T91">5-6</text:span></text:p>
      <text:p text:style-name="P10">Conclusão ……………………………………………………….………….……… <text:span text:style-name="T91">6</text:span></text:p>
      <text:p text:style-name="P53"><text:soft-page-break/>Introdução</text:p>
      <text:p text:style-name="P17"/>
      <text:p text:style-name="P20"><text:span text:style-name="T31">No mundo da arte digital, multimédia e audiovisuais, nós usamos a computação moderna para a criação dos nossos trabalhos. </text:span>Na <text:span text:style-name="T25">criação</text:span> de media digital (imagem, vídeo, áudio), a construção e visualização dos nossos trabalhos assenta-se na codificação <text:span text:style-name="T26">de ficheiros digitais</text:span>, mas o que é a “codificação”? <text:span text:style-name="T27">Este trabalho faz uma descrição elaborada</text:span> <text:span text:style-name="T27">d</text:span><text:span text:style-name="T99">o</text:span> funcionamento por detrás da codificação e compressão de media digital, o que é, como funciona, e os <text:span text:style-name="T92">seus </text:span>diferentes elementos principais.</text:p>
      <text:p text:style-name="P20"/>
      <text:p text:style-name="P20"/>
      <text:p text:style-name="P20"/>
      <text:p text:style-name="P11">O que é <text:span text:style-name="T2">a “</text:span><text:span text:style-name="T67">C</text:span>odificação”?</text:p>
      <text:p text:style-name="P21"/>
      <text:p text:style-name="P21">Atualmente, toda a informação <text:span text:style-name="T3">nos computadores</text:span> é processada e armazenada em bits, que podem ter o valor de 0 ou 1, correspondente à ausência ou presença de corrente elétrica no hardware, respetivamente. O CPU é construído com base numa arquitetura (x86, ARM, PowerPC, <text:span text:style-name="T4">etc</text:span>) e essa arquitetura <text:span text:style-name="T1">tem o seu conjunto de instruções para o CPU operar com base em. </text:span><text:span text:style-name="T53">O conjunto de instruções diz ao CPU o que fazer com cada arranjo de bytes que recebe</text:span><text:span text:style-name="T1">, </text:span><text:span text:style-name="T54">cada diferente combinação tendo um significado diferente,</text:span><text:span text:style-name="T1"> e esta é a </text:span><text:span text:style-name="T17">presença</text:span><text:span text:style-name="T1"> mais crua da codificação num computador. Codificação é o arranjo de informação num padrão específico </text:span><text:span text:style-name="T18">com base num algoritmo</text:span><text:span text:style-name="T1">, para que depois possa ser interpretado por um programa ou hardware.</text:span></text:p>
      <text:p text:style-name="P22">Muitas camadas acima e temos <text:span text:style-name="T6">então </text:span>diferentes formatos de ficheiro para vários propósitos, como por exemplo ficheiros de texto, arquivos <text:span text:style-name="T55">zip</text:span>, vídeos, imagens, <text:span text:style-name="T55">bases de dados</text:span>, binários executáveis, etc. <text:span text:style-name="T5">Estes ficheiro</text:span><text:span text:style-name="T56">s têm o seu arranjo de dados com base no seu formato de</text:span><text:span text:style-name="T5"> codificação para que possa ser descodificado e lido.</text:span></text:p>
      <text:p text:style-name="P22"/>
      <text:p text:style-name="P22"/>
      <text:p text:style-name="P22"/>
      <text:p text:style-name="P12">Codificação em <text:span text:style-name="T68">I</text:span>magem, <text:span text:style-name="T68">V</text:span>ídeo e Áudio</text:p>
      <text:p text:style-name="P23"/>
      <text:p text:style-name="P24">Quer em imagem, vídeo ou áudio, a codificação dos ficheiros assenta-se no mesmo tipo de processo. Primeiro escolhe-se um formato de contentor (<text:span text:style-name="T93">MP4</text:span>, <text:span text:style-name="T93">TIFF</text:span><text:span text:style-name="T57">,</text:span> <text:span text:style-name="T93">MOV</text:span>, <text:span text:style-name="T93">OGG</text:span>) que vai definir-nos os formatos de codificação que suporta, bem como possíveis características únicas (por exemplo, o <text:span text:style-name="T65">MKV</text:span> tem proteção contra corrupção de dados), e depois escolhemos um formato de codificação. <text:span text:style-name="T12">Em alguns casos, normalmente no contexto de imagem e áudio, o contentor foi criado para suportar apenas um formato de codificação, por exemplo o formato de ficheiro PNG </text:span><text:span text:style-name="T34">que </text:span><text:span text:style-name="T12">suporta apenas o formato de codificação com exatamente o mesmo nome.</text:span></text:p>
      <text:p text:style-name="P24"/>
      <text:p text:style-name="P25">Depois de escolhermos o formato de codificação, escolhe<text:span text:style-name="T35">mos</text:span> um codificador. Enquanto que o formato é o algoritmo base, o codificador é o software que nos vai codificar o ficheiro com base no formato escolhido. Este codificador também poderá já ter a funcionalidade de descodificação <text:span text:style-name="T7">do ficheiro, sendo assim um codec (codificador e descodificador). </text:span><text:span text:style-name="T8">A escolha do codificador é importante porque vai influenciar a performance, qualidade, </text:span><text:span text:style-name="T79">limitações, </text:span><text:span text:style-name="T80">eficiência de compressão</text:span><text:span text:style-name="T8"> e quantidade de parâmetros disponíveis para a codificação. O formato H.264 é possivelmente o formato de vídeo com a maior quantidade de codificadores, </text:span><text:span text:style-name="T58">existindo dezenas ou centenas deles, alguns de código aberto, outros de fonte </text:span><text:span text:style-name="T59">fechada</text:span><text:span text:style-name="T8">.</text:span></text:p>
      <text:p text:style-name="P25"><text:soft-page-break/></text:p>
      <text:p text:style-name="P26">Com o codificador e os parâmetros escolhidos, podemos agora criar o nosso ficheiro final. Para visualizarmos e interpretarmos este ficheiro, vamos precisar de um descodificador, que segue exatamente a mesma lógica que o codificador mas com o funcionamento invertido.</text:p>
      <text:p text:style-name="P26"/>
      <text:p text:style-name="P26"/>
      <text:p text:style-name="P27">Exemplos de <text:span text:style-name="T63">F</text:span>ormatos de <text:span text:style-name="T63">C</text:span>odificação</text:p>
      <text:p text:style-name="P32"/>
      <text:list text:style-name="L1">
        <text:list-item>
          <text:p text:style-name="P54">H.264</text:p>
        </text:list-item>
        <text:list-item>
          <text:p text:style-name="P55">Huffman</text:p>
        </text:list-item>
        <text:list-item>
          <text:p text:style-name="P56">Deflate</text:p>
        </text:list-item>
        <text:list-item>
          <text:p text:style-name="P54">PNG</text:p>
        </text:list-item>
        <text:list-item>
          <text:p text:style-name="P54">FLAC</text:p>
        </text:list-item>
        <text:list-item>
          <text:p text:style-name="P57">EXR</text:p>
        </text:list-item>
        <text:list-item>
          <text:p text:style-name="P54">PCM</text:p>
        </text:list-item>
        <text:list-item>
          <text:p text:style-name="P54">VC-3</text:p>
        </text:list-item>
        <text:list-item>
          <text:p text:style-name="P54">D<text:span text:style-name="T36">N</text:span>xH<text:span text:style-name="T37">D</text:span>/D<text:span text:style-name="T36">N</text:span>xHR</text:p>
        </text:list-item>
        <text:list-item>
          <text:p text:style-name="P54">Cineform</text:p>
        </text:list-item>
        <text:list-item>
          <text:p text:style-name="P58">Opus</text:p>
        </text:list-item>
      </text:list>
      <text:p text:style-name="P33"/>
      <text:p text:style-name="P33"/>
      <text:p text:style-name="P28">Exemplos de <text:span text:style-name="T63">C</text:span>odificadores</text:p>
      <text:p text:style-name="P34"/>
      <text:list text:style-name="L2">
        <text:list-item>
          <text:p text:style-name="P59"><text:span text:style-name="T28">x264 </text:span><text:span text:style-name="T30">(H.264)</text:span></text:p>
        </text:list-item>
      </text:list>
      <text:list text:style-name="L3">
        <text:list-item>
          <text:p text:style-name="P60"><text:span text:style-name="T28">x265 </text:span><text:span text:style-name="T30">(H.265)</text:span></text:p>
        </text:list-item>
        <text:list-item>
          <text:p text:style-name="P61">QSV (H.264 e H.265)</text:p>
        </text:list-item>
        <text:list-item>
          <text:p text:style-name="P62">utvideo (Huffman)</text:p>
        </text:list-item>
        <text:list-item>
          <text:p text:style-name="P63">huffyuv (Huffman)</text:p>
        </text:list-item>
        <text:list-item>
          <text:p text:style-name="P64">OpenH264 (H.264)</text:p>
        </text:list-item>
        <text:list-item>
          <text:p text:style-name="P60"><text:span text:style-name="T28">libopus </text:span><text:span text:style-name="T30">(Opus)</text:span></text:p>
        </text:list-item>
        <text:list-item>
          <text:p text:style-name="P60"><text:span text:style-name="T29">libmp3lame </text:span><text:span text:style-name="T30">(MPEG Audio)</text:span></text:p>
        </text:list-item>
        <text:list-item>
          <text:p text:style-name="P60"><text:span text:style-name="T29">dnxh</text:span><text:span text:style-name="T38">d</text:span><text:span text:style-name="T29"> </text:span><text:span text:style-name="T30">(</text:span><text:span text:style-name="T38">D</text:span><text:span text:style-name="T39">N</text:span><text:span text:style-name="T38">xHD e </text:span><text:span text:style-name="T30">DNxHR)</text:span></text:p>
        </text:list-item>
        <text:list-item>
          <text:p text:style-name="P60"><text:span text:style-name="T29">cfhd </text:span><text:span text:style-name="T30">(Cineform)</text:span></text:p>
        </text:list-item>
        <text:list-item>
          <text:p text:style-name="P60"><text:span text:style-name="T29">png</text:span> <text:span text:style-name="T30">(PNG)</text:span></text:p>
        </text:list-item>
        <text:list-item>
          <text:p text:style-name="P65"><text:span text:style-name="T64">libvpx-vp9</text:span> (VP9)</text:p>
        </text:list-item>
      </text:list>
      <text:p text:style-name="P26"/>
      <text:p text:style-name="P26"/>
      <text:p text:style-name="P26"/>
      <text:p text:style-name="P13">Codificação <text:span text:style-name="T51">V</text:span>ersus <text:span text:style-name="T94">C</text:span>ompressão</text:p>
      <text:p text:style-name="P35"/>
      <text:p text:style-name="P35">A codificação de um ficheiro em si poderá não vir com compressão, a compressão é apenas um elemento opcional <text:span text:style-name="T32">da codificação</text:span>. A compressão utiliza um algoritmo para pegar na informação <text:span text:style-name="T9">crua e reduzi-la na sua ocupação em bits, podendo ter ou não perdas na quantidade de informação e qualidade. </text:span><text:span text:style-name="T10">A compressão pode ser lossless (sem perdas de informação e qualidade) ou lossy (com perdas). </text:span><text:span text:style-name="T11">Este conceito de perda só se aplica ao algoritmo de compressão e não se aplica a modificações externas, como a alteração de resolução de imagem ou profundidade </text:span><text:span text:style-name="T33">e amostragem </text:span><text:span text:style-name="T11">de </text:span><text:span text:style-name="T33">cor</text:span><text:span text:style-name="T11">.</text:span></text:p>
      <text:p text:style-name="P35"/>
      <text:p text:style-name="P35"/>
      <text:p text:style-name="P35"><text:soft-page-break/></text:p>
      <text:p text:style-name="P66">Exemplos</text:p>
      <text:p text:style-name="P66"/>
      <text:p text:style-name="P36">O formato de ficheiro de imagem TIFF suporta diversos formatos de compressão, assim podemos criar uma imagem TIFF sem compressão, ou com compressão sem perdas.</text:p>
      <text:p text:style-name="P36"/>
      <text:p text:style-name="P36">O formato de imagem JPG é um exemplo de um formato com compressão com perdas.</text:p>
      <text:p text:style-name="P36"/>
      <text:p text:style-name="P36">O H.264 suporta compressão sem perdas e com perdas, <text:span text:style-name="T70">dependendo das limitações dos codificadores</text:span>.</text:p>
      <text:p text:style-name="P36"/>
      <text:p text:style-name="P37">O formato PNG suporta <text:span text:style-name="T43">apenas</text:span> compressão sem perdas.</text:p>
      <text:p text:style-name="P37"/>
      <text:p text:style-name="P37"/>
      <text:p text:style-name="P37"/>
      <text:p text:style-name="P14">Profundidade de <text:span text:style-name="T73">B</text:span>its</text:p>
      <text:p text:style-name="P38"/>
      <text:p text:style-name="P38">Na codificação de imagem, vídeo, e áudio, o ficheiro é <text:span text:style-name="T74">codificado com uma</text:span> profundidade de bits <text:span text:style-name="T81">determinada</text:span>. A profundidade de bits define a resolução de informação das “amostras” do nosso <text:span text:style-name="T74">material.</text:span> <text:span text:style-name="T74">Neste caso, </text:span>“amostras” t<text:span text:style-name="T74">e</text:span>m esse nome em áudio, mas refiro-me aos píxeis no contexto de imagem e vídeo.</text:p>
      <text:p text:style-name="P38"/>
      <text:p text:style-name="P39">Vídeo e <text:span text:style-name="T62">I</text:span>magem</text:p>
      <text:p text:style-name="P40"/>
      <text:p text:style-name="P40">A profundidade de bits define a quantidade de bits que cada píxel <text:span text:style-name="T82">não comprimido </text:span>ocupa. Isto vai refletir na quantidade de cores que a imagem ou o vídeo vai ter. Como cada bit pode ter o valor de 0 ou 1, a quantidade de cores pode ser calculada com 2 elevado à profundidade. Nesse caso então, um vídeo com uma profundidade de 8 bits por canal <text:span text:style-name="T13">tem 2⁸ cores por canal, que são 256 níveis de cor. </text:span><text:span text:style-name="T14">Esta imagem, a 8 bits por canal, vai ter um total de 24 bits por píxel, tendo 3 canais, ou 32 bits se tiver um quarto canal alfa, </text:span><text:span text:style-name="T15">para transparência</text:span><text:span text:style-name="T14">.</text:span></text:p>
      <text:p text:style-name="P35"/>
      <text:p text:style-name="P18">Á<text:span text:style-name="T16">udio</text:span></text:p>
      <text:p text:style-name="P18"/>
      <text:p text:style-name="P41">A profundidade de bits <text:span text:style-name="T19">em áudio define a quantidade de bits que cada amostra </text:span><text:span text:style-name="T83">não comprimida </text:span><text:span text:style-name="T19">ocupa. Isto define a resolução das amostras </text:span><text:span text:style-name="T84">e</text:span><text:span text:style-name="T19"> vai controlar a quantidade de níveis de intensidade de som, bem como </text:span><text:span text:style-name="T85">a gama dinâmica do áudio</text:span><text:span text:style-name="T19">. Em caso do áudio 32bit, </text:span><text:span text:style-name="T86">a</text:span><text:span text:style-name="T19"> informação </text:span><text:span text:style-name="T86">das amostras é armazenada</text:span><text:span text:style-name="T19"> em ponto flutuante, o que faz com que o volume máximo seja acima dos 0 dBFS.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5"><text:soft-page-break/>Parâmetros <text:span text:style-name="T69">C</text:span><text:span text:style-name="T20">omuns</text:span> de <text:span text:style-name="T69">C</text:span>odificação</text:p>
      <text:p text:style-name="P42"/>
      <text:p text:style-name="P43">Na codificação de media, existem vários parâmetros importantes que vão definir o comportamento e natureza do conteúdo codificado. Alguns exemplos são:</text:p>
      <text:p text:style-name="P43"/>
      <text:p text:style-name="P29">Bitrate e <text:span text:style-name="T60">C</text:span>ontrolo de <text:span text:style-name="T60">T</text:span>axa</text:p>
      <text:p text:style-name="P19"/>
      <text:p text:style-name="P43">Em vídeo <text:span text:style-name="T40">e áudio</text:span>, a bitrate <text:span text:style-name="T21">define a quantidade de bits que a codificação usa por segundo. Isto reflete diretamente na quantidade de bits que o codificador pode usar para armazenar informação. Por esse motivo, quanto maior a bitrate for, maior é a preservação de informação e qualidade do vídeo. A bitrate necessária para manter um certo nível de qualidade e informação varia conforme o formato de codificação, o codificador, parâmetros de codificação, formato, amostragem e profundidade de cor, resolução e framerate, o próprio conteúdo do vídeo, etc.</text:span></text:p>
      <text:p text:style-name="P43"/>
      <text:p text:style-name="P44">O controlo de taxa é o método de controlo de bitrate: Existem vários controlos de taxa como CBR, VBR, CQP, CRF <text:span text:style-name="T22">e</text:span> ABR. <text:span text:style-name="T23">Os métodos mais usados são CBR, VBR e CRF:</text:span></text:p>
      <text:p text:style-name="P44"/>
      <text:p text:style-name="P45"><text:span text:style-name="T48">CBR:</text:span> A bitrate é definida para um valor constante. Existem pequenas flutuações de bitrate, mas fica sempre muito próximo do valor definido.</text:p>
      <text:p text:style-name="P45"/>
      <text:p text:style-name="P46"><text:span text:style-name="T42">VBR:</text:span> A bitrate varia dentro de um intervalo, com o mínimo e máximo <text:span text:style-name="T78">configurados</text:span>.</text:p>
      <text:p text:style-name="P46"><text:s/></text:p>
      <text:p text:style-name="P46"><text:span text:style-name="T42">CRF:</text:span> <text:span text:style-name="T76">U</text:span>m valor de qualidade constante é <text:span text:style-name="T76">definido</text:span>, e a bitrate varia indeterminadamente de forma a atingir o nível de qualidade e informação <text:span text:style-name="T49">escolhido</text:span>. Esta variação <text:span text:style-name="T77">ocorre ao longo do vídeo</text:span> e varia dependendo de todos os parâmetros que influenciam a necessidade de dados para um certo nível de qualidade e informação. Todos os vídeos <text:span text:style-name="T41">e áudio</text:span> lossless usam por consequência <text:span text:style-name="T50">este</text:span><text:span text:style-name="T41"> controlo de taxa </text:span><text:span text:style-name="T50">ou um</text:span><text:span text:style-name="T41"> semelhante</text:span>. <text:span text:style-name="T50">Os valores de qualidade são logarítmicos e quanto maior for, maior é a perda de qualidade e informação. O valor de 0 é lossless.</text:span></text:p>
      <text:p text:style-name="P46"/>
      <text:p text:style-name="P46"/>
      <text:p text:style-name="P30">Compressão <text:span text:style-name="T61">T</text:span>emporal</text:p>
      <text:p text:style-name="P47"/>
      <text:p text:style-name="P48"><text:span text:style-name="T24">O que distingue a compressão de imagem da de vídeo é a presença (opcional) de compressão temporal. </text:span>A compressão temporal baseia-se no uso de keyframes e partilha de informação entre fram<text:span text:style-name="T24">es. </text:span><text:span text:style-name="T87">Um keyframe é criado a</text:span><text:span text:style-name="T24"> uma certa taxa determinada, por exemplo </text:span><text:span text:style-name="T87">a cada </text:span><text:span text:style-name="T24">3 segundos, </text:span><text:span text:style-name="T87">e os frames a seguir são frames secundários, até ao próximo keyframe</text:span><text:span text:style-name="T24">. Os keyframes não têm compressão temporal e partilha de informação entre outros frames </text:span><text:span text:style-name="T88">e os frames secundários,</text:span><text:span text:style-name="T24"> </text:span><text:span text:style-name="T88">com o nome de </text:span><text:span text:style-name="T24">p-frames e b-frames, partilham a informação </text:span><text:span text:style-name="T90">igual</text:span><text:span text:style-name="T24"> entre si. Por exemplo, se um certo pixel não se altera entre dois frames secundários, a informação de cor do pixel é partilhada entre ambos para poupar </text:span><text:span text:style-name="T89">dados</text:span><text:span text:style-name="T24">.</text:span></text:p>
      <text:p text:style-name="P48"/>
      <text:p text:style-name="P51">Formatos intermédios de codificação (DNxHR, ProRes, Cineform, etc) normalmente não usam compressão temporal.</text:p>
      <text:p text:style-name="P51"/>
      <text:p text:style-name="P51"/>
      <text:p text:style-name="P51"/>
      <text:p text:style-name="P51"/>
      <text:p text:style-name="P31"><text:soft-page-break/>Amostragem de Cor</text:p>
      <text:p text:style-name="P52"/>
      <text:p text:style-name="P52">A amostragem de cor é uma forma fácil de reduzir a quantidade de informação do vídeo/imagem para poupar no tamanho de ficheiro <text:span text:style-name="T71">ao reduzir a amostragem de cor</text:span>. Normalmente, é usado o formato de cor YUV para sub-amostrar a cor sem afetar a luminosidade, para ser mais difícil de notar a diferença. Na prática, a resolução de imagem baixa somente para a cor, mantendo <text:span text:style-name="T75">o canal de</text:span> luminosidade <text:span text:style-name="T75">como está.</text:span> <text:span text:style-name="T72">Há vários níveis de amostragem de cor YUV, como 4:4:4, 4:2:2, 4:2:1 e 4:2:0.</text:span></text:p>
      <text:p text:style-name="P48"/>
      <text:p text:style-name="P48"/>
      <text:p text:style-name="P48"/>
      <text:p text:style-name="P16">Conclusão</text:p>
      <text:p text:style-name="P16"/>
      <text:p text:style-name="P49">A criação de arte e conteúdos digitais depende da codificação digital. Existe um universo enorme por trás desta área de conhecimento e é <text:span text:style-name="T46">importante </text:span>compreender como <text:span text:style-name="T44">funciona a base para codificar um</text:span><text:span text:style-name="T45">a imagem, vídeo ou áudio e que parâmetros e tipos de codificação devemos utilizar </text:span><text:span text:style-name="T47">para utilizarmos a nossa tecnologia corretamente</text:span><text:span text:style-name="T45">.</text:span></text:p>
      <text:p text:style-name="P5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PT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PT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1T21:39:40.639056068</dc:date>
    <meta:editing-duration>PT9H35M39S</meta:editing-duration>
    <meta:editing-cycles>254</meta:editing-cycles>
    <meta:generator>LibreOffice/7.4.5.1$Linux_X86_64 LibreOffice_project/40$Build-1</meta:generator>
    <meta:document-statistic meta:table-count="0" meta:image-count="0" meta:object-count="0" meta:page-count="6" meta:paragraph-count="73" meta:word-count="1554" meta:character-count="9473" meta:non-whitespace-character-count="8014"/>
  </office:meta>
</office:document-meta>
</file>